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60.13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allbird chain1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ing</text:p>
          </table:table-cell>
          <table:table-cell/>
          <table:table-cell table:style-name="ce6" office:value-type="date" office:date-value="2021-09-22T17:03:00" calcext:value-type="date">
            <text:p>22/09/21 17:0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allbird chain2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ing</text:p>
          </table:table-cell>
          <table:table-cell/>
          <table:table-cell table:style-name="ce6" office:value-type="date" office:date-value="2021-09-22T17:03:00" calcext:value-type="date">
            <text:p>22/09/21 17:0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allbird chain3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ing</text:p>
          </table:table-cell>
          <table:table-cell/>
          <table:table-cell table:style-name="ce6" office:value-type="date" office:date-value="2021-09-22T17:03:00" calcext:value-type="date">
            <text:p>22/09/21 17:0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o_Tellurav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ing</text:p>
          </table:table-cell>
          <table:table-cell/>
          <table:table-cell table:style-name="ce6" office:value-type="date" office:date-value="2021-09-22T17:07:00" calcext:value-type="date">
            <text:p>22/09/21 17: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o_Strisor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ing</text:p>
          </table:table-cell>
          <table:table-cell/>
          <table:table-cell table:style-name="ce6" office:value-type="date" office:date-value="2021-09-22T17:07:00" calcext:value-type="date">
            <text:p>22/09/21 17: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o_Paleognath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FAIL</text:p>
          </table:table-cell>
          <table:table-cell/>
          <table:table-cell table:style-name="ce6" office:value-type="date" office:date-value="2021-09-22T17:07:00" calcext:value-type="date">
            <text:p>22/09/21 17: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o_Otidimorph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ing</text:p>
          </table:table-cell>
          <table:table-cell/>
          <table:table-cell table:style-name="ce6" office:value-type="date" office:date-value="2021-09-22T17:07:00" calcext:value-type="date">
            <text:p>22/09/21 17: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o_Mirandornith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FAIL</text:p>
          </table:table-cell>
          <table:table-cell/>
          <table:table-cell table:style-name="ce6" office:value-type="date" office:date-value="2021-09-22T17:07:00" calcext:value-type="date">
            <text:p>22/09/21 17: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o_Galloanser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ing</text:p>
          </table:table-cell>
          <table:table-cell/>
          <table:table-cell table:style-name="ce6" office:value-type="date" office:date-value="2021-09-22T17:07:00" calcext:value-type="date">
            <text:p>22/09/21 17: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o_Columbbimorph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ing</text:p>
          </table:table-cell>
          <table:table-cell/>
          <table:table-cell table:style-name="ce6" office:value-type="date" office:date-value="2021-09-22T17:07:00" calcext:value-type="date">
            <text:p>22/09/21 17: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o_Aequornithes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acc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anser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apo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buce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capr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char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cicon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colum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cor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culu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falco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gal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gru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muso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ot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passer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pel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pic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pod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procee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psit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ptero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spheno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strig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sul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tin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order_vtroggo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aarde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bucer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char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galbul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gru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lar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passe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phasi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pic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ral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scolopac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bo_tyr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f_ceerth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f_corvo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f_mel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superf_menu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6:39:23.636736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5:00:23.623562868</meta:creation-date>
    <meta:generator>LibreOffice/6.0.7.3$Linux_X86_64 LibreOffice_project/00m0$Build-3</meta:generator>
    <dc:date>2021-09-22T17:10:46.325039068</dc:date>
    <meta:editing-duration>PT49M43S</meta:editing-duration>
    <meta:editing-cycles>12</meta:editing-cycles>
    <meta:document-statistic meta:table-count="1" meta:cell-count="937" meta:object-count="0"/>
  </office:meta>
</office:document-meta>
</file>